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〜! You've kept me
waiting〜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gateway that stands before White Carat
has the power to repel all those that have
Magic running through their vei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is attempting to break it and enter
into the palace.”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〜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〜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“Seraphia”〜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〜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her to pierce the gateway
and lay siege to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We must keep her at bay at all costs...!”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〜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〜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Kh... this is absurd...!”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magic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magic is our only way out of
this 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, topic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〜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〜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How can this be...!”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You understand now, don't
you〜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 one else left who can get in the
way of my research〜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〜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〜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〜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“Spell
Enchanter”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shoe's on the other foot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〜, looks like I made a little
miscalculation〜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〜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〜〜〜〜!!
That dirtbag's deploying a dazzling device, and
deftly disappearing〜〜〜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“You win this time, but do look forward to
my next attack〜!”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“Bye byyyyye〜!”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〜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magic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utcome of our next meeting with White
Carat rests in your han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having escaped calamity by the skin of
our teeth, I plan to return to the castle in
order to report to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 is your next move?”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magic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magic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
them 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s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“Detonium”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a “Lerig ・ Ias Scale”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“Dasupu Marsh“, and the
Lerig ・ Ias Scale in the ”Balkad Ruins”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
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wary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the colony of a certain species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 they appear humanoid, or not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Please excuse me, I don't really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hostile
tribe of people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
search of the materials required for the
Magic 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“Detonium“ and the ”Lerig ・ Ias Scale”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reach Dasupu Marsh and Balkad Ruins
by taking the road towards Rūjī Ruins and
turning nor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Balkad Ruins lie at the end of a
forest. The dangerous settlement in question
lies somewhere among the tre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Remain vigilant.”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et ourselves ready and 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